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25-10-2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25-08-27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25-05-28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25-03-04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24-10-23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24-08-2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24-05-08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24-02-21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23-10-19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23-09-01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23-06-02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23-02-14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22-10-13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22-09-0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22-06-0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22-02-23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21-11-03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21-08-2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21-05-18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21-03-03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20-10-29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20-08-1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20-05-07 0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20-03-04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9-11-0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9-08-13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9-05-0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9-02-2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8-11-1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8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8-05-1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8-03-07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7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7-08-15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7-05-24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7-02-28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6-11-02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6-09-14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6-06-2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6-03-08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5-09-1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5-06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5-03-1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4-12-18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4-09-1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4-06-25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3-12-24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3-09-17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3-06-26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3-03-18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2-12-2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2-09-24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2-06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2-03-27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1-12-12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1-09-2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1-06-28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1-03-3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0-12-15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0-09-27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0-06-13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10-03-25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09-12-18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09-10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09-09-28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09-06-11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09-03-26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09-02-04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08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08-06-24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08-02-27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07-10-22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07-06-19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07-02-1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06-09-1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06-06-06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06-02-23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05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05-05-25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0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04-10-19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04-07-1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04-03-17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03-10-16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2001-05-10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98-05-07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97-09-1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97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95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95-04-0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93-10-21 0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93-08-13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93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92-10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91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91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90-04-06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89-10-08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89-08-05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89-04-0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88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88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88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87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87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86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86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85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85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84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84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83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83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80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8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79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78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78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77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77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77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77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76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76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76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76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75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75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75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75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74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74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74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73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73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72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72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71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71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71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70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70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70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69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69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68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68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67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67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67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66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66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66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690</text:p>
          </table:table-cell>
          <table:table-cell office:value-type="string" calcext:value-type="string">
            <text:p>33S/34E-23AAD</text:p>
          </table:table-cell>
          <table:table-cell office:value-type="string" calcext:value-type="string">
            <text:p>1965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6" meta:object-count="0"/>
    <meta:user-defined meta:name="AppVersion">3.0</meta:user-defined>
  </office:meta>
</office:document-meta>
</file>